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Tahoma" svg:font-family="Tahoma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898eb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898eb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officeooo:rsid="0025d2a5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e018a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a23e8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46af40" style:font-name="Arial" style:font-size-asian="10.5pt" style:font-size-complex="10.5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fa9fe" style:font-name="Arial" style:font-size-asian="10.5pt" style:font-size-complex="10.5pt"/>
    </style:style>
    <style:style style:family="paragraph" style:name="P10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4898eb" style:font-name="Arial" style:font-size-asian="10.5pt" style:font-size-complex="10.5pt"/>
    </style:style>
    <style:style style:family="paragraph" style:name="P11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a23e8" style:font-name="Arial" style:font-name-complex="Arial" style:font-size-asian="10.5pt" style:font-size-complex="10.5pt"/>
    </style:style>
    <style:style style:family="paragraph" style:name="P12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5d2a5" officeooo:rsid="00263472" style:font-name="Arial" style:font-name-complex="Calibri" style:font-size-asian="10.5pt" style:font-size-complex="10.5pt"/>
    </style:style>
    <style:style style:family="paragraph" style:name="P13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2pt" fo:font-style="normal" fo:font-weight="normal" officeooo:paragraph-rsid="004898e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14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0.5pt" fo:font-style="normal" fo:font-weight="normal" officeooo:paragraph-rsid="004898eb" officeooo:rsid="0084aa93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898eb" officeooo:rsid="0025d2a5" style:font-name="Arial"/>
    </style:style>
    <style:style style:family="paragraph" style:name="P16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25d2a5" officeooo:rsid="0025d2a5" style:font-name="Arial" style:text-underline-style="none"/>
    </style:style>
    <style:style style:family="paragraph" style:name="P1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98eb" style:font-name="Arial" style:font-size-asian="10pt" style:font-size-complex="10pt"/>
    </style:style>
    <style:style style:family="paragraph" style:name="P1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cbb68" style:font-name="Arial" style:font-size-asian="10.5pt" style:font-size-complex="10.5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officeooo:rsid="002e018a" style:font-weight-asian="bold"/>
    </style:style>
    <style:style style:family="text" style:name="T6">
      <style:text-properties fo:font-weight="bold" officeooo:rsid="002e7456" style:font-weight-asian="bold"/>
    </style:style>
    <style:style style:family="text" style:name="T7">
      <style:text-properties style:font-name="Arial"/>
    </style:style>
    <style:style style:family="text" style:name="T8">
      <style:text-properties style:font-name-complex="Arial"/>
    </style:style>
    <style:style style:family="text" style:name="T9">
      <style:text-properties officeooo:rsid="0025d2a5" style:font-name-complex="Arial"/>
    </style:style>
    <style:style style:family="text" style:name="T10">
      <style:text-properties officeooo:rsid="0035a107" style:font-name-complex="Arial"/>
    </style:style>
    <style:style style:family="text" style:name="T11">
      <style:text-properties fo:background-color="#fff200" fo:color="#ce181e" loext:char-shading-value="0" style:font-name-complex="Arial"/>
    </style:style>
    <style:style style:family="text" style:name="T12">
      <style:text-properties fo:background-color="#fff200" fo:color="#ce181e" loext:char-shading-value="0" style:font-name-complex="Calibri"/>
    </style:style>
    <style:style style:family="text" style:name="T13">
      <style:text-properties fo:background-color="#fff200" fo:color="#ce181e" loext:char-shading-value="0" officeooo:rsid="0025d2a5" style:font-name-complex="Calibri"/>
    </style:style>
    <style:style style:family="text" style:name="T14">
      <style:text-properties fo:background-color="#fff200" fo:color="#ce181e" loext:char-shading-value="0" officeooo:rsid="00263472" style:font-name-complex="Calibri"/>
    </style:style>
    <style:style style:family="text" style:name="T15">
      <style:text-properties officeooo:rsid="002a23e8"/>
    </style:style>
    <style:style style:family="text" style:name="T16">
      <style:text-properties fo:font-weight="normal" officeooo:rsid="00362119" style:font-weight-asian="normal" style:font-weight-complex="normal"/>
    </style:style>
    <style:style style:family="text" style:name="T17">
      <style:text-properties officeooo:rsid="0041be5c"/>
    </style:style>
    <style:style style:family="text" style:name="T18">
      <style:text-properties fo:country="BE" fo:language="fr" officeooo:rsid="001beed8" style:font-name-complex="Arial"/>
    </style:style>
    <style:style style:family="text" style:name="T19">
      <style:text-properties fo:background-color="transparent" fo:country="BE" fo:language="fr" loext:char-shading-value="0" officeooo:rsid="001beed8" style:font-name-complex="Ari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4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<text:span text:style-name="T25">do text</text:span></text:p><text:p text:style-name="P19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7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3"><text:s/></text:span><text:span text:style-name="T22"><text:conditional-text text:condition="ooow:&quot;view.do_mailing()&quot;" text:string-value-if-false="" text:string-value-if-true="&quot;mailed_data.name1&quot;">mailed_data.name1</text:conditional-text></text:span><text:span text:style-name="T23"><text:s/></text:span><text:span text:style-name="T22"><text:conditional-text text:condition="ooow:&quot;view.do_mailing()&quot;" text:string-value-if-false="" text:string-value-if-true="&quot;mailed_data.name2&quot;">mailed_data.name2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street&quot;">mailed_data.street</text:conditional-text></text:span><text:span text:style-name="T22">, </text:span><text:span text:style-name="T22"><text:conditional-text text:condition="ooow:&quot;view.do_mailing()&quot;" text:string-value-if-false="" text:string-value-if-true="&quot;mailed_data.number&quot;">mailed_data.number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zipcode&quot;">mailed_data.zipcode</text:conditional-text></text:span><text:span text:style-name="T22"> </text:span><text:span text:style-name="T2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6">Demande de plans modificatifs</text:p>
      <text:p text:style-name="P4"/>
      <text:p text:style-name="P4"/>
      <text:p text:style-name="P18"><text:span text:style-name="T16"/></text:p>
      <text:p text:style-name="P3"/>
      <text:p text:style-name="P5"><office:annotation><dc:creator>Gauthier Bastien</dc:creator><dc:date>2011-02-16T16:12:24</dc:date><text:p text:style-name="P19"><text:span text:style-name="T29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28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6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 </text:span><text:span text:style-name="T5">: </text:span><text:span text:style-name="T5"><text:text-input text:description="Bien-Parcelles">licence_view.get_parcels()</text:text-input></text:span></text:p>
      <text:p text:style-name="P5"/>
      <text:p text:style-name="P9"/>
      <text:p text:style-name="P14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3"/>
      <text:p text:style-name="P8"><text:span text:style-name="T18"><office:annotation><dc:creator>bleybaert</dc:creator><dc:date>2018-11-20T11:43:28.609595569</dc:date><loext:sender-initials>ble</loext:sender-initials><text:p text:style-name="P19"><text:span text:style-name="T27">do text if "DGO3" in licence_helper.regional_authority and "DGO4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t</text:span><text:span text:style-name="T8">echnique, </text:span><text:span text:style-name="T10">d</text:span><text:span text:style-name="T8">élégué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8"><text:span text:style-name="T19"><office:annotation><dc:creator>bleybaert</dc:creator><dc:date>2018-11-20T11:43:35.570560569</dc:date><loext:sender-initials>ble</loext:sender-initials><text:p text:style-name="P19"><text:span text:style-name="T27">do text if <text:s/>"DGO3" in licence_helper.regional_authority and not "DGO4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t</text:span><text:span text:style-name="T8">echnique,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8"><text:span text:style-name="T19"><office:annotation><dc:creator>bleybaert</dc:creator><dc:date>2018-11-20T11:43:39.162220459</dc:date><loext:sender-initials>ble</loext:sender-initials><text:p text:style-name="P19"><text:span text:style-name="T27">do text if "DGO4" in licence_helper.regional_authority and not "DGO3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d</text:span><text:span text:style-name="T8">élégué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11"/>
      <text:p text:style-name="P7"><text:span text:style-name="T11">Les motivations du refus étant justifiées et viennent en complémentarités de l’avis défavorable émis </text:span><text:span text:style-name="T12">par </text:span><text:span text:style-name="T13">les services techniques de la Commune de </text:span><text:span text:style-name="T13"><text:text-input text:description="">tool.getCityName()</text:text-input></text:span><text:span text:style-name="T11"><text:s/>à savoir que le projet tel que présenté ne </text:span><text:span text:style-name="T12">peut être accueilli de manière favorable, </text:span><text:span text:style-name="T14">soit :</text:span></text:p>
      <text:p text:style-name="P12">« ……. »</text:p>
      <text:p text:style-name="P5"/>
      <text:p text:style-name="P5"><text:span text:style-name="T8">Par conséquent, dans le cadre de la procédure, en </text:span><text:span text:style-name="T10">référence à l'article 97 paragraphe 1er du décret du 5 février 2015 relatif aux implantations commerciales</text:span><text:span text:style-name="T8">, le Collège communal vous invite à introduire auprès de notre </text:span><text:span text:style-name="T9">Département Urbanisme et Environnement</text:span><text:span text:style-name="T8"> des plans modificatifs ainsi qu'une notice corollaire permettant de remédier aux différents manquements soulevés.</text:span></text:p>
      <text:p text:style-name="P5"/>
      <text:p text:style-name="P10"><text:tab/><text:span text:style-name="T7">Nous restons à votre disposition pour tout renseignement complémentaire et vous prions d’agréer,</text:span> 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, <text:span text:style-name="T17">nos sincères salutations</text:span>.</text:p>
      <text:p text:style-name="P3"/>
      <text:p text:style-name="P3"><text:span text:style-name="T15">Fait à </text:span><text:span text:style-name="T15"><text:text-input text:description="">tool.getCityName()</text:text-input></text:span><text:span text:style-name="T15"><text:s/>le </text:span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<text:span text:style-name="T26">do text</text:span></text:p><text:p text:style-name="P19"><text:span text:style-name="T2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Tahoma" svg:font-family="Tahoma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898eb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898eb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officeooo:rsid="0025d2a5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e018a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a23e8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46af40" style:font-name="Arial" style:font-size-asian="10.5pt" style:font-size-complex="10.5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fa9fe" style:font-name="Arial" style:font-size-asian="10.5pt" style:font-size-complex="10.5pt"/>
    </style:style>
    <style:style style:family="paragraph" style:name="P10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4898eb" style:font-name="Arial" style:font-size-asian="10.5pt" style:font-size-complex="10.5pt"/>
    </style:style>
    <style:style style:family="paragraph" style:name="P11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a23e8" style:font-name="Arial" style:font-name-complex="Arial" style:font-size-asian="10.5pt" style:font-size-complex="10.5pt"/>
    </style:style>
    <style:style style:family="paragraph" style:name="P12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5d2a5" officeooo:rsid="00263472" style:font-name="Arial" style:font-name-complex="Calibri" style:font-size-asian="10.5pt" style:font-size-complex="10.5pt"/>
    </style:style>
    <style:style style:family="paragraph" style:name="P13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2pt" fo:font-style="normal" fo:font-weight="normal" officeooo:paragraph-rsid="004898e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14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0.5pt" fo:font-style="normal" fo:font-weight="normal" officeooo:paragraph-rsid="004898eb" officeooo:rsid="0084aa93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898eb" officeooo:rsid="0025d2a5" style:font-name="Arial"/>
    </style:style>
    <style:style style:family="paragraph" style:name="P16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25d2a5" officeooo:rsid="0025d2a5" style:font-name="Arial" style:text-underline-style="none"/>
    </style:style>
    <style:style style:family="paragraph" style:name="P1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98eb" style:font-name="Arial" style:font-size-asian="10pt" style:font-size-complex="10pt"/>
    </style:style>
    <style:style style:family="paragraph" style:name="P1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cbb68" style:font-name="Arial" style:font-size-asian="10.5pt" style:font-size-complex="10.5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officeooo:rsid="002e018a" style:font-weight-asian="bold"/>
    </style:style>
    <style:style style:family="text" style:name="T6">
      <style:text-properties fo:font-weight="bold" officeooo:rsid="002e7456" style:font-weight-asian="bold"/>
    </style:style>
    <style:style style:family="text" style:name="T7">
      <style:text-properties style:font-name="Arial"/>
    </style:style>
    <style:style style:family="text" style:name="T8">
      <style:text-properties style:font-name-complex="Arial"/>
    </style:style>
    <style:style style:family="text" style:name="T9">
      <style:text-properties officeooo:rsid="0025d2a5" style:font-name-complex="Arial"/>
    </style:style>
    <style:style style:family="text" style:name="T10">
      <style:text-properties officeooo:rsid="0035a107" style:font-name-complex="Arial"/>
    </style:style>
    <style:style style:family="text" style:name="T11">
      <style:text-properties fo:background-color="#fff200" fo:color="#ce181e" loext:char-shading-value="0" style:font-name-complex="Arial"/>
    </style:style>
    <style:style style:family="text" style:name="T12">
      <style:text-properties fo:background-color="#fff200" fo:color="#ce181e" loext:char-shading-value="0" style:font-name-complex="Calibri"/>
    </style:style>
    <style:style style:family="text" style:name="T13">
      <style:text-properties fo:background-color="#fff200" fo:color="#ce181e" loext:char-shading-value="0" officeooo:rsid="0025d2a5" style:font-name-complex="Calibri"/>
    </style:style>
    <style:style style:family="text" style:name="T14">
      <style:text-properties fo:background-color="#fff200" fo:color="#ce181e" loext:char-shading-value="0" officeooo:rsid="00263472" style:font-name-complex="Calibri"/>
    </style:style>
    <style:style style:family="text" style:name="T15">
      <style:text-properties officeooo:rsid="002a23e8"/>
    </style:style>
    <style:style style:family="text" style:name="T16">
      <style:text-properties fo:font-weight="normal" officeooo:rsid="00362119" style:font-weight-asian="normal" style:font-weight-complex="normal"/>
    </style:style>
    <style:style style:family="text" style:name="T17">
      <style:text-properties officeooo:rsid="0041be5c"/>
    </style:style>
    <style:style style:family="text" style:name="T18">
      <style:text-properties fo:country="BE" fo:language="fr" officeooo:rsid="001beed8" style:font-name-complex="Arial"/>
    </style:style>
    <style:style style:family="text" style:name="T19">
      <style:text-properties fo:background-color="transparent" fo:country="BE" fo:language="fr" loext:char-shading-value="0" officeooo:rsid="001beed8" style:font-name-complex="Ari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4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<text:span text:style-name="T25">do text</text:span></text:p><text:p text:style-name="P19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7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3"><text:s/></text:span><text:span text:style-name="T22"><text:conditional-text text:condition="ooow:&quot;view.do_mailing()&quot;" text:string-value-if-false="" text:string-value-if-true="&quot;mailed_data.name1&quot;">mailed_data.name1</text:conditional-text></text:span><text:span text:style-name="T23"><text:s/></text:span><text:span text:style-name="T22"><text:conditional-text text:condition="ooow:&quot;view.do_mailing()&quot;" text:string-value-if-false="" text:string-value-if-true="&quot;mailed_data.name2&quot;">mailed_data.name2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street&quot;">mailed_data.street</text:conditional-text></text:span><text:span text:style-name="T22">, </text:span><text:span text:style-name="T22"><text:conditional-text text:condition="ooow:&quot;view.do_mailing()&quot;" text:string-value-if-false="" text:string-value-if-true="&quot;mailed_data.number&quot;">mailed_data.number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zipcode&quot;">mailed_data.zipcode</text:conditional-text></text:span><text:span text:style-name="T22"> </text:span><text:span text:style-name="T2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6">Demande de plans modificatifs</text:p>
      <text:p text:style-name="P4"/>
      <text:p text:style-name="P4"/>
      <text:p text:style-name="P18"><text:span text:style-name="T16"/></text:p>
      <text:p text:style-name="P3"/>
      <text:p text:style-name="P5"><office:annotation><dc:creator>Gauthier Bastien</dc:creator><dc:date>2011-02-16T16:12:24</dc:date><text:p text:style-name="P19"><text:span text:style-name="T29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28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6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 </text:span><text:span text:style-name="T5">: </text:span><text:span text:style-name="T5"><text:text-input text:description="Bien-Parcelles">licence_view.get_parcels()</text:text-input></text:span></text:p>
      <text:p text:style-name="P5"/>
      <text:p text:style-name="P9"/>
      <text:p text:style-name="P14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3"/>
      <text:p text:style-name="P8"><text:span text:style-name="T18"><office:annotation><dc:creator>bleybaert</dc:creator><dc:date>2018-11-20T11:43:28.609595569</dc:date><loext:sender-initials>ble</loext:sender-initials><text:p text:style-name="P19"><text:span text:style-name="T27">do text if "DGO3" in licence_helper.regional_authority and "DGO4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t</text:span><text:span text:style-name="T8">echnique, </text:span><text:span text:style-name="T10">d</text:span><text:span text:style-name="T8">élégué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8"><text:span text:style-name="T19"><office:annotation><dc:creator>bleybaert</dc:creator><dc:date>2018-11-20T11:43:35.570560569</dc:date><loext:sender-initials>ble</loext:sender-initials><text:p text:style-name="P19"><text:span text:style-name="T27">do text if <text:s/>"DGO3" in licence_helper.regional_authority and not "DGO4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t</text:span><text:span text:style-name="T8">echnique,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8"><text:span text:style-name="T19"><office:annotation><dc:creator>bleybaert</dc:creator><dc:date>2018-11-20T11:43:39.162220459</dc:date><loext:sender-initials>ble</loext:sender-initials><text:p text:style-name="P19"><text:span text:style-name="T27">do text if "DGO4" in licence_helper.regional_authority and not "DGO3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d</text:span><text:span text:style-name="T8">élégué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11"/>
      <text:p text:style-name="P7"><text:span text:style-name="T11">Les motivations du refus étant justifiées et viennent en complémentarités de l’avis défavorable émis </text:span><text:span text:style-name="T12">par </text:span><text:span text:style-name="T13">les services techniques de la Commune de </text:span><text:span text:style-name="T13"><text:text-input text:description="">tool.getCityName()</text:text-input></text:span><text:span text:style-name="T11"><text:s/>à savoir que le projet tel que présenté ne </text:span><text:span text:style-name="T12">peut être accueilli de manière favorable, </text:span><text:span text:style-name="T14">soit :</text:span></text:p>
      <text:p text:style-name="P12">« ……. »</text:p>
      <text:p text:style-name="P5"/>
      <text:p text:style-name="P5"><text:span text:style-name="T8">Par conséquent, dans le cadre de la procédure, en </text:span><text:span text:style-name="T10">référence à l'article 97 paragraphe 1er du décret du 5 février 2015 relatif aux implantations commerciales</text:span><text:span text:style-name="T8">, le Collège communal vous invite à introduire auprès de notre </text:span><text:span text:style-name="T9">Département Urbanisme et Environnement</text:span><text:span text:style-name="T8"> des plans modificatifs ainsi qu'une notice corollaire permettant de remédier aux différents manquements soulevés.</text:span></text:p>
      <text:p text:style-name="P5"/>
      <text:p text:style-name="P10"><text:tab/><text:span text:style-name="T7">Nous restons à votre disposition pour tout renseignement complémentaire et vous prions d’agréer,</text:span> 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, <text:span text:style-name="T17">nos sincères salutations</text:span>.</text:p>
      <text:p text:style-name="P3"/>
      <text:p text:style-name="P3"><text:span text:style-name="T15">Fait à </text:span><text:span text:style-name="T15"><text:text-input text:description="">tool.getCityName()</text:text-input></text:span><text:span text:style-name="T15"><text:s/>le </text:span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<text:span text:style-name="T26">do text</text:span></text:p><text:p text:style-name="P19"><text:span text:style-name="T2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Tahoma" svg:font-family="Tahoma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898eb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898eb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officeooo:rsid="0025d2a5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e018a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a23e8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46af40" style:font-name="Arial" style:font-size-asian="10.5pt" style:font-size-complex="10.5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fa9fe" style:font-name="Arial" style:font-size-asian="10.5pt" style:font-size-complex="10.5pt"/>
    </style:style>
    <style:style style:family="paragraph" style:name="P10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4898eb" style:font-name="Arial" style:font-size-asian="10.5pt" style:font-size-complex="10.5pt"/>
    </style:style>
    <style:style style:family="paragraph" style:name="P11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a23e8" style:font-name="Arial" style:font-name-complex="Arial" style:font-size-asian="10.5pt" style:font-size-complex="10.5pt"/>
    </style:style>
    <style:style style:family="paragraph" style:name="P12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5d2a5" officeooo:rsid="00263472" style:font-name="Arial" style:font-name-complex="Calibri" style:font-size-asian="10.5pt" style:font-size-complex="10.5pt"/>
    </style:style>
    <style:style style:family="paragraph" style:name="P13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2pt" fo:font-style="normal" fo:font-weight="normal" officeooo:paragraph-rsid="004898e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14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0.5pt" fo:font-style="normal" fo:font-weight="normal" officeooo:paragraph-rsid="004898eb" officeooo:rsid="0084aa93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898eb" officeooo:rsid="0025d2a5" style:font-name="Arial"/>
    </style:style>
    <style:style style:family="paragraph" style:name="P16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25d2a5" officeooo:rsid="0025d2a5" style:font-name="Arial" style:text-underline-style="none"/>
    </style:style>
    <style:style style:family="paragraph" style:name="P1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98eb" style:font-name="Arial" style:font-size-asian="10pt" style:font-size-complex="10pt"/>
    </style:style>
    <style:style style:family="paragraph" style:name="P1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cbb68" style:font-name="Arial" style:font-size-asian="10.5pt" style:font-size-complex="10.5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officeooo:rsid="002e018a" style:font-weight-asian="bold"/>
    </style:style>
    <style:style style:family="text" style:name="T6">
      <style:text-properties fo:font-weight="bold" officeooo:rsid="002e7456" style:font-weight-asian="bold"/>
    </style:style>
    <style:style style:family="text" style:name="T7">
      <style:text-properties style:font-name="Arial"/>
    </style:style>
    <style:style style:family="text" style:name="T8">
      <style:text-properties style:font-name-complex="Arial"/>
    </style:style>
    <style:style style:family="text" style:name="T9">
      <style:text-properties officeooo:rsid="0025d2a5" style:font-name-complex="Arial"/>
    </style:style>
    <style:style style:family="text" style:name="T10">
      <style:text-properties officeooo:rsid="0035a107" style:font-name-complex="Arial"/>
    </style:style>
    <style:style style:family="text" style:name="T11">
      <style:text-properties fo:background-color="#fff200" fo:color="#ce181e" loext:char-shading-value="0" style:font-name-complex="Arial"/>
    </style:style>
    <style:style style:family="text" style:name="T12">
      <style:text-properties fo:background-color="#fff200" fo:color="#ce181e" loext:char-shading-value="0" style:font-name-complex="Calibri"/>
    </style:style>
    <style:style style:family="text" style:name="T13">
      <style:text-properties fo:background-color="#fff200" fo:color="#ce181e" loext:char-shading-value="0" officeooo:rsid="0025d2a5" style:font-name-complex="Calibri"/>
    </style:style>
    <style:style style:family="text" style:name="T14">
      <style:text-properties fo:background-color="#fff200" fo:color="#ce181e" loext:char-shading-value="0" officeooo:rsid="00263472" style:font-name-complex="Calibri"/>
    </style:style>
    <style:style style:family="text" style:name="T15">
      <style:text-properties officeooo:rsid="002a23e8"/>
    </style:style>
    <style:style style:family="text" style:name="T16">
      <style:text-properties fo:font-weight="normal" officeooo:rsid="00362119" style:font-weight-asian="normal" style:font-weight-complex="normal"/>
    </style:style>
    <style:style style:family="text" style:name="T17">
      <style:text-properties officeooo:rsid="0041be5c"/>
    </style:style>
    <style:style style:family="text" style:name="T18">
      <style:text-properties fo:country="BE" fo:language="fr" officeooo:rsid="001beed8" style:font-name-complex="Arial"/>
    </style:style>
    <style:style style:family="text" style:name="T19">
      <style:text-properties fo:background-color="transparent" fo:country="BE" fo:language="fr" loext:char-shading-value="0" officeooo:rsid="001beed8" style:font-name-complex="Ari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4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<text:span text:style-name="T25">do text</text:span></text:p><text:p text:style-name="P19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7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3"><text:s/></text:span><text:span text:style-name="T22"><text:conditional-text text:condition="ooow:&quot;view.do_mailing()&quot;" text:string-value-if-false="" text:string-value-if-true="&quot;mailed_data.name1&quot;">mailed_data.name1</text:conditional-text></text:span><text:span text:style-name="T23"><text:s/></text:span><text:span text:style-name="T22"><text:conditional-text text:condition="ooow:&quot;view.do_mailing()&quot;" text:string-value-if-false="" text:string-value-if-true="&quot;mailed_data.name2&quot;">mailed_data.name2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street&quot;">mailed_data.street</text:conditional-text></text:span><text:span text:style-name="T22">, </text:span><text:span text:style-name="T22"><text:conditional-text text:condition="ooow:&quot;view.do_mailing()&quot;" text:string-value-if-false="" text:string-value-if-true="&quot;mailed_data.number&quot;">mailed_data.number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zipcode&quot;">mailed_data.zipcode</text:conditional-text></text:span><text:span text:style-name="T22"> </text:span><text:span text:style-name="T2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6">Demande de plans modificatifs</text:p>
      <text:p text:style-name="P4"/>
      <text:p text:style-name="P4"/>
      <text:p text:style-name="P18"><text:span text:style-name="T16"/></text:p>
      <text:p text:style-name="P3"/>
      <text:p text:style-name="P5"><office:annotation><dc:creator>Gauthier Bastien</dc:creator><dc:date>2011-02-16T16:12:24</dc:date><text:p text:style-name="P19"><text:span text:style-name="T29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28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6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 </text:span><text:span text:style-name="T5">: </text:span><text:span text:style-name="T5"><text:text-input text:description="Bien-Parcelles">licence_view.get_parcels()</text:text-input></text:span></text:p>
      <text:p text:style-name="P5"/>
      <text:p text:style-name="P9"/>
      <text:p text:style-name="P14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3"/>
      <text:p text:style-name="P8"><text:span text:style-name="T18"><office:annotation><dc:creator>bleybaert</dc:creator><dc:date>2018-11-20T11:43:28.609595569</dc:date><loext:sender-initials>ble</loext:sender-initials><text:p text:style-name="P19"><text:span text:style-name="T27">do text if "DGO3" in licence_helper.regional_authority and "DGO4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t</text:span><text:span text:style-name="T8">echnique, </text:span><text:span text:style-name="T10">d</text:span><text:span text:style-name="T8">élégué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8"><text:span text:style-name="T19"><office:annotation><dc:creator>bleybaert</dc:creator><dc:date>2018-11-20T11:43:35.570560569</dc:date><loext:sender-initials>ble</loext:sender-initials><text:p text:style-name="P19"><text:span text:style-name="T27">do text if <text:s/>"DGO3" in licence_helper.regional_authority and not "DGO4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t</text:span><text:span text:style-name="T8">echnique,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8"><text:span text:style-name="T19"><office:annotation><dc:creator>bleybaert</dc:creator><dc:date>2018-11-20T11:43:39.162220459</dc:date><loext:sender-initials>ble</loext:sender-initials><text:p text:style-name="P19"><text:span text:style-name="T27">do text if "DGO4" in licence_helper.regional_authority and not "DGO3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d</text:span><text:span text:style-name="T8">élégué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11"/>
      <text:p text:style-name="P7"><text:span text:style-name="T11">Les motivations du refus étant justifiées et viennent en complémentarités de l’avis défavorable émis </text:span><text:span text:style-name="T12">par </text:span><text:span text:style-name="T13">les services techniques de la Commune de </text:span><text:span text:style-name="T13"><text:text-input text:description="">tool.getCityName()</text:text-input></text:span><text:span text:style-name="T11"><text:s/>à savoir que le projet tel que présenté ne </text:span><text:span text:style-name="T12">peut être accueilli de manière favorable, </text:span><text:span text:style-name="T14">soit :</text:span></text:p>
      <text:p text:style-name="P12">« ……. »</text:p>
      <text:p text:style-name="P5"/>
      <text:p text:style-name="P5"><text:span text:style-name="T8">Par conséquent, dans le cadre de la procédure, en </text:span><text:span text:style-name="T10">référence à l'article 97 paragraphe 1er du décret du 5 février 2015 relatif aux implantations commerciales</text:span><text:span text:style-name="T8">, le Collège communal vous invite à introduire auprès de notre </text:span><text:span text:style-name="T9">Département Urbanisme et Environnement</text:span><text:span text:style-name="T8"> des plans modificatifs ainsi qu'une notice corollaire permettant de remédier aux différents manquements soulevés.</text:span></text:p>
      <text:p text:style-name="P5"/>
      <text:p text:style-name="P10"><text:tab/><text:span text:style-name="T7">Nous restons à votre disposition pour tout renseignement complémentaire et vous prions d’agréer,</text:span> 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, <text:span text:style-name="T17">nos sincères salutations</text:span>.</text:p>
      <text:p text:style-name="P3"/>
      <text:p text:style-name="P3"><text:span text:style-name="T15">Fait à </text:span><text:span text:style-name="T15"><text:text-input text:description="">tool.getCityName()</text:text-input></text:span><text:span text:style-name="T15"><text:s/>le </text:span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<text:span text:style-name="T26">do text</text:span></text:p><text:p text:style-name="P19"><text:span text:style-name="T2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Tahoma" svg:font-family="Tahoma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898eb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898eb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officeooo:rsid="0025d2a5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e018a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a23e8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46af40" style:font-name="Arial" style:font-size-asian="10.5pt" style:font-size-complex="10.5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fa9fe" style:font-name="Arial" style:font-size-asian="10.5pt" style:font-size-complex="10.5pt"/>
    </style:style>
    <style:style style:family="paragraph" style:name="P10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4898eb" style:font-name="Arial" style:font-size-asian="10.5pt" style:font-size-complex="10.5pt"/>
    </style:style>
    <style:style style:family="paragraph" style:name="P11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a23e8" style:font-name="Arial" style:font-name-complex="Arial" style:font-size-asian="10.5pt" style:font-size-complex="10.5pt"/>
    </style:style>
    <style:style style:family="paragraph" style:name="P12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5d2a5" officeooo:rsid="00263472" style:font-name="Arial" style:font-name-complex="Calibri" style:font-size-asian="10.5pt" style:font-size-complex="10.5pt"/>
    </style:style>
    <style:style style:family="paragraph" style:name="P13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2pt" fo:font-style="normal" fo:font-weight="normal" officeooo:paragraph-rsid="004898e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14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0.5pt" fo:font-style="normal" fo:font-weight="normal" officeooo:paragraph-rsid="004898eb" officeooo:rsid="0084aa93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898eb" officeooo:rsid="0025d2a5" style:font-name="Arial"/>
    </style:style>
    <style:style style:family="paragraph" style:name="P16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25d2a5" officeooo:rsid="0025d2a5" style:font-name="Arial" style:text-underline-style="none"/>
    </style:style>
    <style:style style:family="paragraph" style:name="P1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98eb" style:font-name="Arial" style:font-size-asian="10pt" style:font-size-complex="10pt"/>
    </style:style>
    <style:style style:family="paragraph" style:name="P1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cbb68" style:font-name="Arial" style:font-size-asian="10.5pt" style:font-size-complex="10.5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officeooo:rsid="002e018a" style:font-weight-asian="bold"/>
    </style:style>
    <style:style style:family="text" style:name="T6">
      <style:text-properties fo:font-weight="bold" officeooo:rsid="002e7456" style:font-weight-asian="bold"/>
    </style:style>
    <style:style style:family="text" style:name="T7">
      <style:text-properties style:font-name="Arial"/>
    </style:style>
    <style:style style:family="text" style:name="T8">
      <style:text-properties style:font-name-complex="Arial"/>
    </style:style>
    <style:style style:family="text" style:name="T9">
      <style:text-properties officeooo:rsid="0025d2a5" style:font-name-complex="Arial"/>
    </style:style>
    <style:style style:family="text" style:name="T10">
      <style:text-properties officeooo:rsid="0035a107" style:font-name-complex="Arial"/>
    </style:style>
    <style:style style:family="text" style:name="T11">
      <style:text-properties fo:background-color="#fff200" fo:color="#ce181e" loext:char-shading-value="0" style:font-name-complex="Arial"/>
    </style:style>
    <style:style style:family="text" style:name="T12">
      <style:text-properties fo:background-color="#fff200" fo:color="#ce181e" loext:char-shading-value="0" style:font-name-complex="Calibri"/>
    </style:style>
    <style:style style:family="text" style:name="T13">
      <style:text-properties fo:background-color="#fff200" fo:color="#ce181e" loext:char-shading-value="0" officeooo:rsid="0025d2a5" style:font-name-complex="Calibri"/>
    </style:style>
    <style:style style:family="text" style:name="T14">
      <style:text-properties fo:background-color="#fff200" fo:color="#ce181e" loext:char-shading-value="0" officeooo:rsid="00263472" style:font-name-complex="Calibri"/>
    </style:style>
    <style:style style:family="text" style:name="T15">
      <style:text-properties officeooo:rsid="002a23e8"/>
    </style:style>
    <style:style style:family="text" style:name="T16">
      <style:text-properties fo:font-weight="normal" officeooo:rsid="00362119" style:font-weight-asian="normal" style:font-weight-complex="normal"/>
    </style:style>
    <style:style style:family="text" style:name="T17">
      <style:text-properties officeooo:rsid="0041be5c"/>
    </style:style>
    <style:style style:family="text" style:name="T18">
      <style:text-properties fo:country="BE" fo:language="fr" officeooo:rsid="001beed8" style:font-name-complex="Arial"/>
    </style:style>
    <style:style style:family="text" style:name="T19">
      <style:text-properties fo:background-color="transparent" fo:country="BE" fo:language="fr" loext:char-shading-value="0" officeooo:rsid="001beed8" style:font-name-complex="Ari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4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<text:span text:style-name="T25">do text</text:span></text:p><text:p text:style-name="P19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7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3"><text:s/></text:span><text:span text:style-name="T22"><text:conditional-text text:condition="ooow:&quot;view.do_mailing()&quot;" text:string-value-if-false="" text:string-value-if-true="&quot;mailed_data.name1&quot;">mailed_data.name1</text:conditional-text></text:span><text:span text:style-name="T23"><text:s/></text:span><text:span text:style-name="T22"><text:conditional-text text:condition="ooow:&quot;view.do_mailing()&quot;" text:string-value-if-false="" text:string-value-if-true="&quot;mailed_data.name2&quot;">mailed_data.name2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street&quot;">mailed_data.street</text:conditional-text></text:span><text:span text:style-name="T22">, </text:span><text:span text:style-name="T22"><text:conditional-text text:condition="ooow:&quot;view.do_mailing()&quot;" text:string-value-if-false="" text:string-value-if-true="&quot;mailed_data.number&quot;">mailed_data.number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zipcode&quot;">mailed_data.zipcode</text:conditional-text></text:span><text:span text:style-name="T22"> </text:span><text:span text:style-name="T2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6">Demande de plans modificatifs</text:p>
      <text:p text:style-name="P4"/>
      <text:p text:style-name="P4"/>
      <text:p text:style-name="P18"><text:span text:style-name="T16"/></text:p>
      <text:p text:style-name="P3"/>
      <text:p text:style-name="P5"><office:annotation><dc:creator>Gauthier Bastien</dc:creator><dc:date>2011-02-16T16:12:24</dc:date><text:p text:style-name="P19"><text:span text:style-name="T29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28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6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 </text:span><text:span text:style-name="T5">: </text:span><text:span text:style-name="T5"><text:text-input text:description="Bien-Parcelles">licence_view.get_parcels()</text:text-input></text:span></text:p>
      <text:p text:style-name="P5"/>
      <text:p text:style-name="P9"/>
      <text:p text:style-name="P14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3"/>
      <text:p text:style-name="P8"><text:span text:style-name="T18"><office:annotation><dc:creator>bleybaert</dc:creator><dc:date>2018-11-20T11:43:28.609595569</dc:date><loext:sender-initials>ble</loext:sender-initials><text:p text:style-name="P19"><text:span text:style-name="T27">do text if "DGO3" in licence_helper.regional_authority and "DGO4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t</text:span><text:span text:style-name="T8">echnique, </text:span><text:span text:style-name="T10">d</text:span><text:span text:style-name="T8">élégué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8"><text:span text:style-name="T19"><office:annotation><dc:creator>bleybaert</dc:creator><dc:date>2018-11-20T11:43:35.570560569</dc:date><loext:sender-initials>ble</loext:sender-initials><text:p text:style-name="P19"><text:span text:style-name="T27">do text if <text:s/>"DGO3" in licence_helper.regional_authority and not "DGO4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t</text:span><text:span text:style-name="T8">echnique,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8"><text:span text:style-name="T19"><office:annotation><dc:creator>bleybaert</dc:creator><dc:date>2018-11-20T11:43:39.162220459</dc:date><loext:sender-initials>ble</loext:sender-initials><text:p text:style-name="P19"><text:span text:style-name="T27">do text if "DGO4" in licence_helper.regional_authority and not "DGO3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d</text:span><text:span text:style-name="T8">élégué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11"/>
      <text:p text:style-name="P7"><text:span text:style-name="T11">Les motivations du refus étant justifiées et viennent en complémentarités de l’avis défavorable émis </text:span><text:span text:style-name="T12">par </text:span><text:span text:style-name="T13">les services techniques de la Commune de </text:span><text:span text:style-name="T13"><text:text-input text:description="">tool.getCityName()</text:text-input></text:span><text:span text:style-name="T11"><text:s/>à savoir que le projet tel que présenté ne </text:span><text:span text:style-name="T12">peut être accueilli de manière favorable, </text:span><text:span text:style-name="T14">soit :</text:span></text:p>
      <text:p text:style-name="P12">« ……. »</text:p>
      <text:p text:style-name="P5"/>
      <text:p text:style-name="P5"><text:span text:style-name="T8">Par conséquent, dans le cadre de la procédure, en </text:span><text:span text:style-name="T10">référence à l'article 97 paragraphe 1er du décret du 5 février 2015 relatif aux implantations commerciales</text:span><text:span text:style-name="T8">, le Collège communal vous invite à introduire auprès de notre </text:span><text:span text:style-name="T9">Département Urbanisme et Environnement</text:span><text:span text:style-name="T8"> des plans modificatifs ainsi qu'une notice corollaire permettant de remédier aux différents manquements soulevés.</text:span></text:p>
      <text:p text:style-name="P5"/>
      <text:p text:style-name="P10"><text:tab/><text:span text:style-name="T7">Nous restons à votre disposition pour tout renseignement complémentaire et vous prions d’agréer,</text:span> 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, <text:span text:style-name="T17">nos sincères salutations</text:span>.</text:p>
      <text:p text:style-name="P3"/>
      <text:p text:style-name="P3"><text:span text:style-name="T15">Fait à </text:span><text:span text:style-name="T15"><text:text-input text:description="">tool.getCityName()</text:text-input></text:span><text:span text:style-name="T15"><text:s/>le </text:span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<text:span text:style-name="T26">do text</text:span></text:p><text:p text:style-name="P19"><text:span text:style-name="T2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5:41.752301612</dc:date>
    <dc:language>fr-FR</dc:language>
    <meta:editing-cycles>99</meta:editing-cycles>
    <meta:editing-duration>P1DT8H6M54S</meta:editing-duration>
    <meta:document-statistic meta:table-count="1" meta:image-count="0" meta:object-count="0" meta:page-count="1" meta:paragraph-count="18" meta:word-count="291" meta:character-count="2341" meta:non-whitespace-character-count="2097"/>
    <meta:user-defined meta:name="Info 1"/>
    <meta:user-defined meta:name="Info 2"/>
    <meta:user-defined meta:name="Info 3"/>
    <meta:user-defined meta:name="Info 4"/>
  </office:meta>
</office:document-meta>
</file>